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Menlo, Courier, monospace"/>
    <style:font-face style:name="Helvetica Neue" svg:font-family="'Helvetica Neue', Helvetica, 'Segoe UI', Arial, freesans, sans-serif, 'Apple Color Emoji', 'Segoe UI Emoji', 'Segoe UI Symbol'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3" style:family="table">
      <style:table-properties style:width="6.8257in" fo:margin-left="0.0465in" fo:margin-right="0.2528in" table:align="margins"/>
    </style:style>
    <style:style style:name="Table3.A" style:family="table-column">
      <style:table-column-properties style:column-width="1.7069in" style:rel-column-width="2458*"/>
    </style:style>
    <style:style style:name="Table3.B" style:family="table-column">
      <style:table-column-properties style:column-width="1.5764in" style:rel-column-width="2270*"/>
    </style:style>
    <style:style style:name="Table3.C" style:family="table-column">
      <style:table-column-properties style:column-width="1.7167in" style:rel-column-width="2472*"/>
    </style:style>
    <style:style style:name="Table3.D" style:family="table-column">
      <style:table-column-properties style:column-width="1.8257in" style:rel-column-width="2629*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6.8257in" fo:margin-left="0.0465in" fo:margin-right="0.2528in" table:align="margins"/>
    </style:style>
    <style:style style:name="Table4.A" style:family="table-column">
      <style:table-column-properties style:column-width="1.7069in" style:rel-column-width="2458*"/>
    </style:style>
    <style:style style:name="Table4.B" style:family="table-column">
      <style:table-column-properties style:column-width="1.6056in" style:rel-column-width="2312*"/>
    </style:style>
    <style:style style:name="Table4.C" style:family="table-column">
      <style:table-column-properties style:column-width="1.6875in" style:rel-column-width="2430*"/>
    </style:style>
    <style:style style:name="Table4.D" style:family="table-column">
      <style:table-column-properties style:column-width="1.8257in" style:rel-column-width="2629*"/>
    </style:style>
    <style:style style:name="Table4.A1" style:family="table-cell">
      <style:table-cell-properties fo:padding="0.0382in" fo:border="none"/>
    </style:style>
    <style:style style:name="Table1" style:family="table">
      <style:table-properties style:width="6.8257in" fo:margin-left="0.0465in" fo:margin-right="0.2528in" table:align="margins"/>
    </style:style>
    <style:style style:name="Table1.A" style:family="table-column">
      <style:table-column-properties style:column-width="1.7069in" style:rel-column-width="2458*"/>
    </style:style>
    <style:style style:name="Table1.B" style:family="table-column">
      <style:table-column-properties style:column-width="1.5431in" style:rel-column-width="2222*"/>
    </style:style>
    <style:style style:name="Table1.C" style:family="table-column">
      <style:table-column-properties style:column-width="1.875in" style:rel-column-width="2700*"/>
    </style:style>
    <style:style style:name="Table1.D" style:family="table-column">
      <style:table-column-properties style:column-width="1.7007in" style:rel-column-width="2449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8257in" fo:margin-left="0.0465in" fo:margin-right="0.2528in" table:align="margins"/>
    </style:style>
    <style:style style:name="Table2.A" style:family="table-column">
      <style:table-column-properties style:column-width="1.7076in" style:rel-column-width="16395*"/>
    </style:style>
    <style:style style:name="Table2.B" style:family="table-column">
      <style:table-column-properties style:column-width="1.7063in" style:rel-column-width="16382*"/>
    </style:style>
    <style:style style:name="Table2.D" style:family="table-column">
      <style:table-column-properties style:column-width="1.7056in" style:rel-column-width="16376*"/>
    </style:style>
    <style:style style:name="Table2.A1" style:family="table-cell">
      <style:table-cell-properties fo:padding="0.0382in" fo:border="none"/>
    </style:style>
    <style:style style:name="Table5" style:family="table">
      <style:table-properties style:width="6.8257in" fo:margin-left="0.0465in" fo:margin-right="0.2528in" table:align="margins"/>
    </style:style>
    <style:style style:name="Table5.A" style:family="table-column">
      <style:table-column-properties style:column-width="1.7076in" style:rel-column-width="16395*"/>
    </style:style>
    <style:style style:name="Table5.B" style:family="table-column">
      <style:table-column-properties style:column-width="1.7063in" style:rel-column-width="16382*"/>
    </style:style>
    <style:style style:name="Table5.D" style:family="table-column">
      <style:table-column-properties style:column-width="1.7056in" style:rel-column-width="16376*"/>
    </style:style>
    <style:style style:name="Table5.A1" style:family="table-cell">
      <style:table-cell-properties fo:padding="0.0382in" fo:border="none"/>
    </style:style>
    <style:style style:name="Table7" style:family="table">
      <style:table-properties style:width="7.125in" table:align="margins"/>
    </style:style>
    <style:style style:name="Table7.A" style:family="table-column">
      <style:table-column-properties style:column-width="2.375in" style:rel-column-width="21845*"/>
    </style:style>
    <style:style style:name="Table7.A1" style:family="table-cell">
      <style:table-cell-properties fo:padding="0.0382in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ing_20_3">
      <style:paragraph-properties fo:margin-left="0in" fo:margin-right="0in" fo:margin-top="0in" fo:margin-bottom="0.1665in" style:contextual-spacing="false" fo:line-height="143%" fo:text-indent="0in" style:auto-text-indent="false" fo:background-color="#ffffff">
        <style:background-image/>
      </style:paragraph-properties>
      <style:text-properties fo:font-variant="normal" fo:text-transform="none" fo:color="#333333" style:font-name="Helvetica Neue" fo:letter-spacing="normal" fo:font-style="normal" fo:font-weight="bold" officeooo:rsid="00184110" officeooo:paragraph-rsid="00184110"/>
    </style:style>
    <style:style style:name="P3" style:family="paragraph" style:parent-style-name="Text_20_body">
      <style:paragraph-properties fo:margin-left="0in" fo:margin-right="0in" fo:margin-top="0in" fo:margin-bottom="0.1665in" style:contextual-spacing="false" style:line-height-at-least="0.2602in" fo:text-indent="0in" style:auto-text-indent="false" fo:background-color="#ffffff">
        <style:background-image/>
      </style:paragraph-properties>
      <style:text-properties officeooo:paragraph-rsid="00386013"/>
    </style:style>
    <style:style style:name="P4" style:family="paragraph" style:parent-style-name="Heading_20_1">
      <style:paragraph-properties fo:background-color="#ffffff">
        <style:background-image/>
      </style:paragraph-properties>
      <style:text-properties fo:font-variant="normal" fo:text-transform="none" fo:color="#333333" style:font-name="Helvetica Neue" fo:letter-spacing="normal" fo:font-style="normal" fo:font-weight="bold" officeooo:rsid="0038490a" officeooo:paragraph-rsid="0038490a"/>
    </style:style>
    <style:style style:name="P5" style:family="paragraph" style:parent-style-name="Preformatted_20_Text">
      <style:paragraph-properties fo:background-color="#ffffff">
        <style:background-image/>
      </style:paragraph-properties>
      <style:text-properties officeooo:rsid="003c128f" officeooo:paragraph-rsid="003c128f"/>
    </style:style>
    <style:style style:name="P6" style:family="paragraph" style:parent-style-name="Standard">
      <style:text-properties fo:font-size="2pt" officeooo:paragraph-rsid="005c88df" style:font-size-asian="1.75pt" style:font-size-complex="2pt"/>
    </style:style>
    <style:style style:name="P7" style:family="paragraph" style:parent-style-name="Text_20_body">
      <style:paragraph-properties fo:margin-top="0in" fo:margin-bottom="0.1965in" style:contextual-spacing="false" fo:background-color="#ffffff">
        <style:background-image/>
      </style:paragraph-properties>
      <style:text-properties officeooo:paragraph-rsid="004ad7ae"/>
    </style:style>
    <style:style style:name="P8" style:family="paragraph" style:parent-style-name="Heading_20_3">
      <style:paragraph-properties fo:margin-top="0in" fo:margin-bottom="0.1965in" style:contextual-spacing="false" fo:background-color="#ffffff">
        <style:background-image/>
      </style:paragraph-properties>
      <style:text-properties officeooo:paragraph-rsid="004ad7ae"/>
    </style:style>
    <style:style style:name="P9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style:font-name="Courier 10 Pitch" fo:font-size="11pt" officeooo:paragraph-rsid="00560976" style:font-name-asian="DejaVu Sans Mono" style:font-size-asian="11pt" style:font-name-complex="Liberation Mono" style:font-size-complex="11pt"/>
    </style:style>
    <style:style style:name="P10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officeooo:paragraph-rsid="004fb402"/>
    </style:style>
    <style:style style:name="P11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officeooo:paragraph-rsid="00560976"/>
    </style:style>
    <style:style style:name="P12" style:family="paragraph" style:parent-style-name="Preformatted_20_Text">
      <style:paragraph-properties fo:margin-top="0in" fo:margin-bottom="0.1965in" style:contextual-spacing="false"/>
      <style:text-properties style:font-name="Liberation Mono" fo:font-size="10pt" officeooo:paragraph-rsid="005c88df" style:font-name-asian="DejaVu Sans Mono" style:font-size-asian="10pt" style:font-name-complex="Liberation Mono" style:font-size-complex="10pt"/>
    </style:style>
    <style:style style:name="P13" style:family="paragraph" style:parent-style-name="Preformatted_20_Text">
      <style:text-properties officeooo:paragraph-rsid="004199bc"/>
    </style:style>
    <style:style style:name="P14" style:family="paragraph" style:parent-style-name="Preformatted_20_Text">
      <style:text-properties style:font-name="Courier 10 Pitch" fo:font-size="11pt" officeooo:paragraph-rsid="00497f21" style:font-name-asian="DejaVu Sans Mono" style:font-size-asian="11pt" style:font-name-complex="Liberation Mono" style:font-size-complex="11pt"/>
    </style:style>
    <style:style style:name="P15" style:family="paragraph" style:parent-style-name="Preformatted_20_Text">
      <style:text-properties style:font-name="Courier 10 Pitch" fo:font-size="11pt" officeooo:paragraph-rsid="004e859f" style:font-name-asian="DejaVu Sans Mono" style:font-size-asian="11pt" style:font-name-complex="Liberation Mono" style:font-size-complex="11pt"/>
    </style:style>
    <style:style style:name="P16" style:family="paragraph" style:parent-style-name="Preformatted_20_Text">
      <style:text-properties officeooo:paragraph-rsid="0044afa2"/>
    </style:style>
    <style:style style:name="P17" style:family="paragraph" style:parent-style-name="Preformatted_20_Text">
      <style:text-properties officeooo:paragraph-rsid="004b6c38"/>
    </style:style>
    <style:style style:name="P18" style:family="paragraph" style:parent-style-name="Preformatted_20_Text">
      <style:text-properties officeooo:paragraph-rsid="004e859f"/>
    </style:style>
    <style:style style:name="P19" style:family="paragraph" style:parent-style-name="Preformatted_20_Text">
      <style:text-properties officeooo:paragraph-rsid="004fb402"/>
    </style:style>
    <style:style style:name="P20" style:family="paragraph" style:parent-style-name="Preformatted_20_Text">
      <style:text-properties officeooo:paragraph-rsid="0050208a"/>
    </style:style>
    <style:style style:name="P21" style:family="paragraph" style:parent-style-name="Preformatted_20_Text">
      <style:text-properties officeooo:rsid="00517788" officeooo:paragraph-rsid="00517788"/>
    </style:style>
    <style:style style:name="P22" style:family="paragraph" style:parent-style-name="Preformatted_20_Text">
      <style:text-properties officeooo:paragraph-rsid="00517788"/>
    </style:style>
    <style:style style:name="P23" style:family="paragraph" style:parent-style-name="Preformatted_20_Text">
      <style:text-properties officeooo:paragraph-rsid="00545e50"/>
    </style:style>
    <style:style style:name="P24" style:family="paragraph" style:parent-style-name="Preformatted_20_Text">
      <style:text-properties officeooo:paragraph-rsid="0057bbc5"/>
    </style:style>
    <style:style style:name="P25" style:family="paragraph" style:parent-style-name="Preformatted_20_Text">
      <style:text-properties officeooo:paragraph-rsid="0058a844"/>
    </style:style>
    <style:style style:name="P26" style:family="paragraph" style:parent-style-name="Preformatted_20_Text">
      <style:text-properties officeooo:paragraph-rsid="0058c111"/>
    </style:style>
    <style:style style:name="P27" style:family="paragraph" style:parent-style-name="Preformatted_20_Text">
      <style:text-properties style:font-name="Liberation Mono" fo:font-size="10pt" officeooo:paragraph-rsid="005c88df" style:font-name-asian="DejaVu Sans Mono" style:font-size-asian="10pt" style:font-name-complex="Liberation Mono" style:font-size-complex="10pt"/>
    </style:style>
    <style:style style:name="P28" style:family="paragraph" style:parent-style-name="Preformatted_20_Text">
      <style:text-properties officeooo:paragraph-rsid="005c88df"/>
    </style:style>
    <style:style style:name="P29" style:family="paragraph" style:parent-style-name="Table_20_Contents">
      <style:text-properties officeooo:rsid="00517788" officeooo:paragraph-rsid="00517788"/>
    </style:style>
    <style:style style:name="P30" style:family="paragraph" style:parent-style-name="Table_20_Contents">
      <style:text-properties officeooo:rsid="00517788" officeooo:paragraph-rsid="0057bbc5"/>
    </style:style>
    <style:style style:name="P31" style:family="paragraph" style:parent-style-name="Table_20_Contents">
      <style:text-properties officeooo:paragraph-rsid="005c44c7"/>
    </style:style>
    <style:style style:name="P32" style:family="paragraph" style:parent-style-name="Text_20_body">
      <style:paragraph-properties fo:margin-top="0in" fo:margin-bottom="0.1965in" style:contextual-spacing="false" fo:background-color="#ffffff">
        <style:background-image/>
      </style:paragraph-properties>
      <style:text-properties fo:font-size="4pt" officeooo:paragraph-rsid="004ad7ae" style:font-size-asian="3.5pt" style:font-size-complex="4pt"/>
    </style:style>
    <style:style style:name="P33" style:family="paragraph" style:parent-style-name="Heading_20_3">
      <style:paragraph-properties fo:margin-left="0in" fo:margin-right="0in" fo:margin-top="0in" fo:margin-bottom="0.1665in" style:contextual-spacing="false" fo:line-height="143%" fo:text-indent="0in" style:auto-text-indent="false" fo:background-color="#ffffff">
        <style:background-image/>
      </style:paragraph-properties>
      <style:text-properties fo:font-variant="normal" fo:text-transform="none" fo:color="#333333" style:font-name="Helvetica Neue" fo:letter-spacing="normal" fo:font-style="normal" fo:font-weight="bold"/>
    </style:style>
    <style:style style:name="P34" style:family="paragraph" style:parent-style-name="Heading_20_3">
      <style:text-properties fo:font-variant="normal" fo:text-transform="none" fo:color="#333333" style:font-name="Helvetica Neue" fo:font-size="14pt" fo:letter-spacing="normal" fo:font-style="normal" fo:font-weight="bold" style:font-name-asian="DejaVu Sans" style:font-size-asian="14pt" style:font-weight-asian="bold" style:font-name-complex="DejaVu Sans" style:font-size-complex="14pt" style:font-weight-complex="bold"/>
    </style:style>
    <style:style style:name="P35" style:family="paragraph" style:parent-style-name="Heading_20_3">
      <style:paragraph-properties fo:margin-top="0.1799in" fo:margin-bottom="0.1799in" style:contextual-spacing="false"/>
      <style:text-properties fo:font-variant="normal" fo:text-transform="none" fo:color="#333333" style:font-name="Helvetica Neue" fo:font-size="14pt" fo:letter-spacing="normal" fo:font-style="normal" fo:font-weight="bold" officeooo:rsid="005c88df" officeooo:paragraph-rsid="005c88df" style:font-name-asian="DejaVu Sans" style:font-size-asian="14pt" style:font-weight-asian="bold" style:font-name-complex="DejaVu Sans" style:font-size-complex="14pt" style:font-weight-complex="bold"/>
    </style:style>
    <style:style style:name="P36" style:family="paragraph" style:parent-style-name="Preformatted_20_Text">
      <style:paragraph-properties fo:margin-top="0in" fo:margin-bottom="0.1965in" style:contextual-spacing="false"/>
      <style:text-properties style:font-name="Courier 10 Pitch" fo:font-size="11pt" officeooo:rsid="00386013" officeooo:paragraph-rsid="004e859f" style:font-name-asian="DejaVu Sans Mono" style:font-size-asian="11pt" style:font-name-complex="Liberation Mono" style:font-size-complex="11pt"/>
    </style:style>
    <style:style style:name="P37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style:font-name="Courier 10 Pitch" fo:font-size="11pt" officeooo:paragraph-rsid="00631948" style:font-name-asian="DejaVu Sans Mono" style:font-size-asian="11pt" style:font-name-complex="Liberation Mono" style:font-size-complex="11pt"/>
    </style:style>
    <style:style style:name="P38" style:family="paragraph" style:parent-style-name="Preformatted_20_Text">
      <style:text-properties officeooo:paragraph-rsid="004b6c38"/>
    </style:style>
    <style:style style:name="P39" style:family="paragraph" style:parent-style-name="Preformatted_20_Text">
      <style:text-properties officeooo:paragraph-rsid="0063caf1"/>
    </style:style>
    <style:style style:name="P40" style:family="paragraph" style:parent-style-name="Table_20_Contents">
      <style:text-properties officeooo:paragraph-rsid="0058c111"/>
    </style:style>
    <style:style style:name="P41" style:family="paragraph" style:parent-style-name="Table_20_Contents">
      <style:text-properties officeooo:paragraph-rsid="0067ccb6"/>
    </style:style>
    <style:style style:name="T1" style:family="text">
      <style:text-properties fo:font-variant="normal" fo:text-transform="none" fo:color="#333333" style:font-name="Helvetica Neue" fo:font-size="12pt" fo:letter-spacing="normal" fo:font-style="normal" fo:font-weight="normal"/>
    </style:style>
    <style:style style:name="T2" style:family="text">
      <style:text-properties fo:font-variant="normal" fo:text-transform="none" fo:color="#333333" style:font-name="Helvetica Neue" fo:font-size="12pt" fo:letter-spacing="normal" fo:font-style="normal" fo:font-weight="normal" officeooo:rsid="00386013"/>
    </style:style>
    <style:style style:name="T3" style:family="text">
      <style:text-properties fo:font-variant="normal" fo:text-transform="none" fo:color="#333333" style:font-name="Helvetica Neue" fo:font-size="14pt" fo:letter-spacing="normal" fo:font-style="normal" style:text-underline-style="none" fo:font-weight="bold" officeooo:rsid="004ad7ae" style:font-name-asian="DejaVu Sans" style:font-size-asian="14pt" style:font-weight-asian="bold" style:font-name-complex="DejaVu Sans" style:font-size-complex="14pt" style:font-weight-complex="bold"/>
    </style:style>
    <style:style style:name="T4" style:family="text">
      <style:text-properties fo:font-variant="normal" fo:text-transform="none" fo:color="#4078c0" style:text-line-through-style="none" style:text-line-through-type="none" style:font-name="Helvetica Neue" fo:font-size="9pt" fo:letter-spacing="normal" fo:font-style="normal" style:text-underline-style="none" fo:font-weight="normal" officeooo:rsid="0038490a" style:text-blinking="false" fo:background-color="transparent" loext:char-shading-value="0" style:font-size-asian="9pt" style:font-size-complex="9pt"/>
    </style:style>
    <style:style style:name="T5" style:family="text">
      <style:text-properties fo:font-variant="normal" fo:text-transform="none" fo:color="#4078c0" style:text-line-through-style="none" style:text-line-through-type="none" style:font-name="Helvetica Neue" fo:font-size="9pt" fo:letter-spacing="normal" fo:font-style="normal" style:text-underline-style="none" fo:font-weight="normal" officeooo:rsid="00386013" style:text-blinking="false" fo:background-color="transparent" loext:char-shading-value="0" style:font-size-asian="9pt" style:font-size-complex="9pt"/>
    </style:style>
    <style:style style:name="T6" style:family="text">
      <style:text-properties style:font-name="Courier 10 Pitch" fo:font-size="11pt" style:font-name-asian="DejaVu Sans Mono" style:font-size-asian="11pt" style:font-name-complex="Liberation Mono" style:font-size-complex="11pt"/>
    </style:style>
    <style:style style:name="T7" style:family="text">
      <style:text-properties style:font-name="Courier 10 Pitch" fo:font-size="11pt" officeooo:rsid="00386013" style:font-name-asian="DejaVu Sans Mono" style:font-size-asian="11pt" style:font-name-complex="Liberation Mono" style:font-size-complex="11pt"/>
    </style:style>
    <style:style style:name="T8" style:family="text">
      <style:text-properties style:font-name="Courier 10 Pitch" fo:font-size="11pt" officeooo:rsid="003fe3f5" style:font-name-asian="DejaVu Sans Mono" style:font-size-asian="11pt" style:font-name-complex="Liberation Mono" style:font-size-complex="11pt"/>
    </style:style>
    <style:style style:name="T9" style:family="text">
      <style:text-properties style:font-name="Courier 10 Pitch" fo:font-size="11pt" officeooo:rsid="004199bc" style:font-name-asian="DejaVu Sans Mono" style:font-size-asian="11pt" style:font-name-complex="Liberation Mono" style:font-size-complex="11pt"/>
    </style:style>
    <style:style style:name="T10" style:family="text">
      <style:text-properties style:font-name="Courier 10 Pitch" fo:font-size="11pt" officeooo:rsid="00439d63" style:font-name-asian="DejaVu Sans Mono" style:font-size-asian="11pt" style:font-name-complex="Liberation Mono" style:font-size-complex="11pt"/>
    </style:style>
    <style:style style:name="T11" style:family="text">
      <style:text-properties style:font-name="Courier 10 Pitch" fo:font-size="11pt" officeooo:rsid="0039c43e" style:font-name-asian="DejaVu Sans Mono" style:font-size-asian="11pt" style:font-name-complex="Liberation Mono" style:font-size-complex="11pt"/>
    </style:style>
    <style:style style:name="T12" style:family="text">
      <style:text-properties style:font-name="Courier 10 Pitch" fo:font-size="11pt" officeooo:rsid="004587cf" style:font-name-asian="DejaVu Sans Mono" style:font-size-asian="11pt" style:font-name-complex="Liberation Mono" style:font-size-complex="11pt"/>
    </style:style>
    <style:style style:name="T13" style:family="text">
      <style:text-properties style:font-name="Courier 10 Pitch" fo:font-size="11pt" officeooo:rsid="004ad7ae" style:font-name-asian="DejaVu Sans Mono" style:font-size-asian="11pt" style:font-name-complex="Liberation Mono" style:font-size-complex="11pt"/>
    </style:style>
    <style:style style:name="T14" style:family="text">
      <style:text-properties style:font-name="Courier 10 Pitch" fo:font-size="11pt" officeooo:rsid="004b6c38" style:font-name-asian="DejaVu Sans Mono" style:font-size-asian="11pt" style:font-name-complex="Liberation Mono" style:font-size-complex="11pt"/>
    </style:style>
    <style:style style:name="T15" style:family="text">
      <style:text-properties style:font-name="Courier 10 Pitch" fo:font-size="11pt" officeooo:rsid="00517788" style:font-name-asian="DejaVu Sans Mono" style:font-size-asian="11pt" style:font-name-complex="Liberation Mono" style:font-size-complex="11pt"/>
    </style:style>
    <style:style style:name="T16" style:family="text">
      <style:text-properties style:font-name="Courier 10 Pitch" fo:font-size="11pt" officeooo:rsid="0058a844" style:font-name-asian="DejaVu Sans Mono" style:font-size-asian="11pt" style:font-name-complex="Liberation Mono" style:font-size-complex="11pt"/>
    </style:style>
    <style:style style:name="T17" style:family="text">
      <style:text-properties style:font-name="Courier 10 Pitch" fo:font-size="11pt" officeooo:rsid="005c44c7" style:font-name-asian="DejaVu Sans Mono" style:font-size-asian="11pt" style:font-name-complex="Liberation Mono" style:font-size-complex="11pt"/>
    </style:style>
    <style:style style:name="T18" style:family="text">
      <style:text-properties style:font-name="Courier 10 Pitch" fo:font-size="11pt" officeooo:rsid="006c315b" style:font-name-asian="DejaVu Sans Mono" style:font-size-asian="11pt" style:font-name-complex="Liberation Mono" style:font-size-complex="11pt"/>
    </style:style>
    <style:style style:name="T19" style:family="text">
      <style:text-properties style:font-name="Courier 10 Pitch" officeooo:rsid="003fe3f5" style:font-name-asian="DejaVu Sans Mono" style:font-name-complex="Liberation Mono"/>
    </style:style>
    <style:style style:name="T20" style:family="text">
      <style:text-properties style:font-name="Courier 10 Pitch" officeooo:rsid="00386013" style:font-name-asian="DejaVu Sans Mono" style:font-name-complex="Liberation Mono"/>
    </style:style>
    <style:style style:name="T21" style:family="text">
      <style:text-properties style:font-name="Courier 10 Pitch" officeooo:rsid="00497f21" style:font-name-asian="DejaVu Sans Mono" style:font-name-complex="Liberation Mono"/>
    </style:style>
    <style:style style:name="T22" style:family="text">
      <style:text-properties style:font-name="Consolas"/>
    </style:style>
    <style:style style:name="T23" style:family="text">
      <style:text-properties style:font-name="Consolas" fo:font-size="11pt" style:font-name-asian="DejaVu Sans Mono" style:font-size-asian="11pt" style:font-name-complex="Liberation Mono" style:font-size-complex="11pt"/>
    </style:style>
    <style:style style:name="T24" style:family="text">
      <style:text-properties style:font-name="Consolas" fo:font-size="11pt" style:font-size-asian="11pt" style:font-size-complex="11pt"/>
    </style:style>
    <style:style style:name="T25" style:family="text">
      <style:text-properties style:font-name="Consolas" fo:font-size="11pt" officeooo:rsid="004256fd" style:font-size-asian="11pt" style:font-size-complex="11pt"/>
    </style:style>
    <style:style style:name="T26" style:family="text">
      <style:text-properties style:font-name="Consolas" fo:font-size="11pt" officeooo:rsid="004b6c38" style:font-size-asian="11pt" style:font-size-complex="11pt"/>
    </style:style>
    <style:style style:name="T27" style:family="text">
      <style:text-properties style:font-name="Consolas" fo:font-size="11pt" officeooo:rsid="004fb402" style:font-size-asian="11pt" style:font-size-complex="11pt"/>
    </style:style>
    <style:style style:name="T28" style:family="text">
      <style:text-properties style:font-name="Consolas" fo:font-size="11pt" officeooo:rsid="00517788" style:font-size-asian="11pt" style:font-size-complex="11pt"/>
    </style:style>
    <style:style style:name="T29" style:family="text">
      <style:text-properties style:font-name="Consolas" fo:font-size="11pt" officeooo:rsid="0058c111" style:font-size-asian="11pt" style:font-size-complex="11pt"/>
    </style:style>
    <style:style style:name="T30" style:family="text">
      <style:text-properties style:font-name="Consolas" fo:font-size="11pt" officeooo:rsid="00675280" style:font-size-asian="11pt" style:font-size-complex="11pt"/>
    </style:style>
    <style:style style:name="T31" style:family="text">
      <style:text-properties style:font-name="Consolas" fo:font-size="11pt" officeooo:rsid="0067ccb6" style:font-size-asian="11pt" style:font-size-complex="11pt"/>
    </style:style>
    <style:style style:name="T32" style:family="text">
      <style:text-properties style:font-name="Consolas" fo:font-size="11pt" style:text-underline-style="solid" style:text-underline-width="auto" style:text-underline-color="font-color" style:font-name-asian="DejaVu Sans Mono" style:font-size-asian="11pt" style:font-name-complex="Liberation Mono" style:font-size-complex="11pt"/>
    </style:style>
    <style:style style:name="T33" style:family="text">
      <style:text-properties style:font-name="Consolas" fo:font-size="11pt" style:text-underline-style="solid" style:text-underline-width="auto" style:text-underline-color="font-color" style:font-size-asian="11pt" style:font-size-complex="11pt"/>
    </style:style>
    <style:style style:name="T34" style:family="text">
      <style:text-properties style:font-name="Consolas" fo:font-size="11pt" style:text-underline-style="solid" style:text-underline-width="auto" style:text-underline-color="font-color" officeooo:rsid="00655d21" style:font-size-asian="11pt" style:font-size-complex="11pt"/>
    </style:style>
    <style:style style:name="T35" style:family="text">
      <style:text-properties style:font-name="Consolas" fo:font-size="11pt" style:text-underline-style="solid" style:text-underline-width="auto" style:text-underline-color="font-color" officeooo:rsid="004b6c38" style:font-size-asian="11pt" style:font-size-complex="11pt"/>
    </style:style>
    <style:style style:name="T36" style:family="text">
      <style:text-properties style:font-name="Consolas" fo:font-size="11pt" style:text-underline-style="solid" style:text-underline-width="auto" style:text-underline-color="font-color" officeooo:rsid="004fb402" style:font-size-asian="11pt" style:font-size-complex="11pt"/>
    </style:style>
    <style:style style:name="T37" style:family="text">
      <style:text-properties style:font-name="Consolas" fo:font-size="11pt" style:text-underline-style="solid" style:text-underline-width="auto" style:text-underline-color="font-color" officeooo:rsid="0058c111" style:font-size-asian="11pt" style:font-size-complex="11pt"/>
    </style:style>
    <style:style style:name="T38" style:family="text">
      <style:text-properties style:font-name="Consolas" fo:font-size="11pt" style:text-underline-style="none" style:font-size-asian="11pt" style:font-size-complex="11pt"/>
    </style:style>
    <style:style style:name="T39" style:family="text">
      <style:text-properties style:font-name="Consolas" fo:font-size="11pt" style:text-underline-style="none" officeooo:rsid="004c2b00" style:font-size-asian="11pt" style:font-size-complex="11pt"/>
    </style:style>
    <style:style style:name="T40" style:family="text">
      <style:text-properties style:font-name="Consolas" fo:font-size="11pt" style:text-underline-style="none" officeooo:rsid="004d5187" style:font-size-asian="11pt" style:font-size-complex="11pt"/>
    </style:style>
    <style:style style:name="T41" style:family="text">
      <style:text-properties style:font-name="Consolas" fo:font-size="11pt" style:text-underline-style="none" officeooo:rsid="00655d21" style:font-size-asian="11pt" style:font-size-complex="11pt"/>
    </style:style>
    <style:style style:name="T42" style:family="text">
      <style:text-properties style:font-name="Consolas" fo:font-size="11pt" style:text-underline-style="none" officeooo:rsid="004b6c38" style:font-size-asian="11pt" style:font-size-complex="11pt"/>
    </style:style>
    <style:style style:name="T43" style:family="text">
      <style:text-properties style:font-name="Consolas" fo:font-size="11pt" style:text-underline-style="none" officeooo:rsid="004fb402" style:font-size-asian="11pt" style:font-size-complex="11pt"/>
    </style:style>
    <style:style style:name="T44" style:family="text">
      <style:text-properties style:font-name="Consolas" fo:font-size="11pt" style:text-underline-style="none" style:font-name-asian="DejaVu Sans Mono" style:font-size-asian="11pt" style:font-name-complex="Liberation Mono" style:font-size-complex="11pt"/>
    </style:style>
    <style:style style:name="T45" style:family="text">
      <style:text-properties style:font-name="Consolas" fo:font-size="11pt" fo:font-style="normal" style:text-underline-style="none" style:font-size-asian="11pt" style:font-style-asian="normal" style:font-size-complex="11pt" style:font-style-complex="normal"/>
    </style:style>
    <style:style style:name="T46" style:family="text">
      <style:text-properties style:font-name="Consolas" fo:font-size="11pt" fo:font-style="normal" style:text-underline-style="none" officeooo:rsid="00631948" style:font-size-asian="11pt" style:font-style-asian="normal" style:font-size-complex="11pt" style:font-style-complex="normal"/>
    </style:style>
    <style:style style:name="T47" style:family="text">
      <style:text-properties style:font-name="Consolas" fo:font-size="11pt" fo:font-style="normal" style:text-underline-style="none" officeooo:rsid="0063caf1" style:font-size-asian="11pt" style:font-style-asian="normal" style:font-size-complex="11pt" style:font-style-complex="normal"/>
    </style:style>
    <style:style style:name="T48" style:family="text">
      <style:text-properties style:font-name="Consolas" style:font-name-asian="DejaVu Sans Mono" style:font-name-complex="Liberation Mono"/>
    </style:style>
    <style:style style:name="T49" style:family="text">
      <style:text-properties style:font-name="Consolas" style:text-underline-style="solid" style:text-underline-width="auto" style:text-underline-color="font-color" officeooo:rsid="0044417d" style:font-name-asian="DejaVu Sans Mono" style:font-name-complex="Liberation Mono"/>
    </style:style>
    <style:style style:name="T50" style:family="text">
      <style:text-properties style:font-name="Consolas" style:text-underline-style="solid" style:text-underline-width="auto" style:text-underline-color="font-color" officeooo:rsid="00489ef5"/>
    </style:style>
    <style:style style:name="T51" style:family="text">
      <style:text-properties style:font-name="Consolas" officeooo:rsid="0044417d"/>
    </style:style>
    <style:style style:name="T52" style:family="text">
      <style:text-properties style:font-name="Consolas" style:text-underline-style="none" style:font-name-asian="DejaVu Sans Mono" style:font-name-complex="Liberation Mono"/>
    </style:style>
    <style:style style:name="T53" style:family="text">
      <style:text-properties style:font-name="Consolas" style:text-underline-style="none" officeooo:rsid="00489ef5"/>
    </style:style>
    <style:style style:name="T54" style:family="text">
      <style:text-properties style:font-name="Consolas" fo:font-style="normal" style:text-underline-style="solid" style:text-underline-width="auto" style:text-underline-color="font-color" style:font-name-asian="DejaVu Sans Mono" style:font-style-asian="normal" style:font-name-complex="Liberation Mono" style:font-style-complex="normal"/>
    </style:style>
    <style:style style:name="T55" style:family="text">
      <style:text-properties style:font-name="Consolas" fo:font-style="normal" style:text-underline-style="none" style:font-style-asian="normal" style:font-style-complex="normal"/>
    </style:style>
    <style:style style:name="T56" style:family="text">
      <style:text-properties style:font-name="Consolas" fo:font-style="normal" style:text-underline-style="none" style:font-name-asian="DejaVu Sans Mono" style:font-style-asian="normal" style:font-name-complex="Liberation Mono" style:font-style-complex="normal"/>
    </style:style>
    <style:style style:name="T57" style:family="text">
      <style:text-properties officeooo:rsid="00386013"/>
    </style:style>
    <style:style style:name="T58" style:family="text">
      <style:text-properties officeooo:rsid="0039c43e"/>
    </style:style>
    <style:style style:name="T59" style:family="text">
      <style:text-properties officeooo:rsid="00439d63"/>
    </style:style>
    <style:style style:name="T60" style:family="text">
      <style:text-properties fo:font-size="12pt" fo:font-weight="normal" officeooo:rsid="00386013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La bombe humaine</text:h>
      <text:h text:style-name="P2" text:outline-level="3">Téléphone<text:tab/><text:tab/><text:tab/><text:tab/><text:tab/><text:tab/><text:tab/><text:tab/><text:tab/><text:tab/><text:span text:style-name="T60">Tempo: 66</text:span></text:h>
      <text:p text:style-name="P3"><text:span text:style-name="T1">Source</text:span><text:span text:style-name="T2">s</text:span><text:span text:style-name="T1"> : <text:tab/></text:span><text:a xlink:type="simple" xlink:href="https://www.youtube.com/watch?v=Lpj8osa32-8">https://www.youtube.com/watch?v=Lpj8osa32-8</text:a><text:span text:style-name="T4"><text:line-break/> <text:s text:c="20"/><text:tab/></text:span><text:a xlink:type="simple" xlink:href="http://www.guitaretab.com/t/telephone/19122.html">http://www.guitaretab.com/t/telephone/19122.html</text:a><text:span text:style-name="T5"> </text:span></text:p>
      <text:h text:style-name="P33" text:outline-level="3"><text:bookmark text:name="user-content-introcouplet"/>Intro </text:h>
      <text:p text:style-name="P18"><text:span text:style-name="T6">|</text:span><text:span text:style-name="T18">A</text:span><text:span text:style-name="T6">----------------|-----------------</text:span><text:span text:style-name="T7">| |-----------------|-</text:span><text:span text:style-name="T11">3</text:span><text:span text:style-name="T7">---------------|</text:span></text:p>
      <text:p text:style-name="P15">|---------2-------|---------<text:span text:style-name="T58">3</text:span>-------<text:span text:style-name="T57">| |---------3-------|---3-------------|</text:span></text:p>
      <text:p text:style-name="P15">|-----2-----2---<text:span text:style-name="T57">2</text:span>-|-----<text:span text:style-name="T58">2</text:span>-----<text:span text:style-name="T58">2</text:span>---<text:span text:style-name="T58">2</text:span>-<text:span text:style-name="T57">| |-----2-----2---2-|-----2-----------|</text:span></text:p>
      <text:p text:style-name="P15">|---2---2-----2---|---<text:span text:style-name="T58">3</text:span>---<text:span text:style-name="T58">3</text:span>-----<text:span text:style-name="T58">3</text:span>---<text:span text:style-name="T57">| |---3---3-----3---|-----------------|</text:span></text:p>
      <text:p text:style-name="P15">|-0---------------|-<text:span text:style-name="T58">0</text:span>---------------<text:span text:style-name="T57">| |-0---------------|-----------------|</text:span></text:p>
      <text:p text:style-name="P36">|-----------------|-----------------| |-----------------|-----------------|<text:line-break/> <text:s text:c="34"/>x4</text:p>
      <text:h text:style-name="P34" text:outline-level="3">Couplet </text:h>
      <text:p text:style-name="P5"/>
      <text:p text:style-name="P13"><text:span text:style-name="Source_20_Text"><text:span text:style-name="T8">|</text:span></text:span><text:span text:style-name="Source_20_Text"><text:span text:style-name="T18">A</text:span></text:span><text:span text:style-name="Source_20_Text"><text:span text:style-name="T6">----------------</text:span></text:span><text:span text:style-name="Source_20_Text"><text:span text:style-name="T8">|</text:span></text:span><text:span text:style-name="Source_20_Text"><text:span text:style-name="T6">-----------------|</text:span></text:span><text:span text:style-name="Source_20_Text"><text:span text:style-name="T8">-</text:span></text:span><text:span text:style-name="Source_20_Text"><text:span text:style-name="T6">----------------</text:span></text:span><text:span text:style-name="Source_20_Text"><text:span text:style-name="T8">|</text:span></text:span><text:span text:style-name="Source_20_Text"><text:span text:style-name="T6">-----------------|</text:span></text:span></text:p>
      <text:p text:style-name="P13"><text:span text:style-name="Source_20_Text"><text:span text:style-name="T8">|</text:span></text:span><text:span text:style-name="Source_20_Text"><text:span text:style-name="T6">---------2-------</text:span></text:span><text:span text:style-name="Source_20_Text"><text:span text:style-name="T8">|</text:span></text:span><text:span text:style-name="Source_20_Text"><text:span text:style-name="T6">---------2-------|---------2-------</text:span></text:span><text:span text:style-name="Source_20_Text"><text:span text:style-name="T8">|---------2-------</text:span></text:span><text:span text:style-name="Source_20_Text"><text:span text:style-name="T6">|</text:span></text:span></text:p>
      <text:p text:style-name="P13"><text:span text:style-name="Source_20_Text"><text:span text:style-name="T8">|</text:span></text:span><text:span text:style-name="Source_20_Text"><text:span text:style-name="T6">-----2-----2---2-</text:span></text:span><text:span text:style-name="Source_20_Text"><text:span text:style-name="T8">|</text:span></text:span><text:span text:style-name="Source_20_Text"><text:span text:style-name="T6">-----2-----2---2-|-----2-----2---2-</text:span></text:span><text:span text:style-name="Source_20_Text"><text:span text:style-name="T8">|-----2-----2---2-</text:span></text:span><text:span text:style-name="Source_20_Text"><text:span text:style-name="T6">|</text:span></text:span></text:p>
      <text:p text:style-name="P13"><text:span text:style-name="Source_20_Text"><text:span text:style-name="T8">|</text:span></text:span><text:span text:style-name="Source_20_Text"><text:span text:style-name="T6">---2---2-----2---</text:span></text:span><text:span text:style-name="Source_20_Text"><text:span text:style-name="T8">|</text:span></text:span><text:span text:style-name="Source_20_Text"><text:span text:style-name="T6">---3---3-----3---|---</text:span></text:span><text:span text:style-name="Source_20_Text"><text:span text:style-name="T9">4</text:span></text:span><text:span text:style-name="Source_20_Text"><text:span text:style-name="T6">---</text:span></text:span><text:span text:style-name="Source_20_Text"><text:span text:style-name="T9">4</text:span></text:span><text:span text:style-name="Source_20_Text"><text:span text:style-name="T6">-----</text:span></text:span><text:span text:style-name="Source_20_Text"><text:span text:style-name="T9">4</text:span></text:span><text:span text:style-name="Source_20_Text"><text:span text:style-name="T6">---</text:span></text:span><text:span text:style-name="Source_20_Text"><text:span text:style-name="T8">|---</text:span></text:span><text:span text:style-name="Source_20_Text"><text:span text:style-name="T9">5</text:span></text:span><text:span text:style-name="Source_20_Text"><text:span text:style-name="T8">---</text:span></text:span><text:span text:style-name="Source_20_Text"><text:span text:style-name="T9">5</text:span></text:span><text:span text:style-name="Source_20_Text"><text:span text:style-name="T8">-----</text:span></text:span><text:span text:style-name="Source_20_Text"><text:span text:style-name="T9">5</text:span></text:span><text:span text:style-name="Source_20_Text"><text:span text:style-name="T8">---</text:span></text:span><text:span text:style-name="Source_20_Text"><text:span text:style-name="T6">|</text:span></text:span></text:p>
      <text:p text:style-name="P24"><text:span text:style-name="Source_20_Text"><text:span text:style-name="T8">|</text:span></text:span><text:span text:style-name="Source_20_Text"><text:span text:style-name="T6">-0---------------</text:span></text:span><text:span text:style-name="Source_20_Text"><text:span text:style-name="T8">|</text:span></text:span><text:span text:style-name="Source_20_Text"><text:span text:style-name="T6">-0---------------|-0---------------</text:span></text:span><text:span text:style-name="Source_20_Text"><text:span text:style-name="T8">|</text:span></text:span><text:span text:style-name="Source_20_Text"><text:span text:style-name="T6">-</text:span></text:span><text:span text:style-name="Source_20_Text"><text:span text:style-name="T9">0</text:span></text:span><text:span text:style-name="Source_20_Text"><text:span text:style-name="T6">---------------|<text:line-break/></text:span></text:span><text:span text:style-name="Source_20_Text"><text:span text:style-name="T8">|-</text:span></text:span><text:span text:style-name="Source_20_Text"><text:span text:style-name="T6">----------------</text:span></text:span><text:span text:style-name="Source_20_Text"><text:span text:style-name="T8">|</text:span></text:span><text:span text:style-name="Source_20_Text"><text:span text:style-name="T6">-----------------|</text:span></text:span><text:span text:style-name="Source_20_Text"><text:span text:style-name="T8">-</text:span></text:span><text:span text:style-name="Source_20_Text"><text:span text:style-name="T6">----------------</text:span></text:span><text:span text:style-name="Source_20_Text"><text:span text:style-name="T8">|</text:span></text:span><text:span text:style-name="Source_20_Text"><text:span text:style-name="T6">-----------------|</text:span></text:span></text:p>
      <text:p text:style-name="P13"><text:span text:style-name="Source_20_Text"><text:span text:style-name="T6"/>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P23"><text:span text:style-name="Source_20_Text"><text:span text:style-name="T23">Je </text:span></text:span><text:span text:style-name="Source_20_Text"><text:span text:style-name="T32">veux</text:span></text:span><text:span text:style-name="Source_20_Text"><text:span text:style-name="T23"> te parler<text:line-break/> <text:s text:c="15"/></text:span></text:span><text:span text:style-name="Source_20_Text"><text:span text:style-name="T24">de l'arme</text:span></text:span></text:p>
            </table:table-cell>
            <table:table-cell table:style-name="Table3.A1" office:value-type="string">
              <text:p text:style-name="P23"><text:span text:style-name="Source_20_Text"><text:span text:style-name="T44"><text:s/></text:span></text:span><text:span text:style-name="Source_20_Text"><text:span text:style-name="T32">de</text:span></text:span><text:span text:style-name="Source_20_Text"><text:span text:style-name="T23"> demain</text:span></text:span></text:p>
            </table:table-cell>
            <table:table-cell table:style-name="Table3.A1" office:value-type="string">
              <text:p text:style-name="P23"><text:span text:style-name="Source_20_Text"><text:span text:style-name="T24">en</text:span></text:span><text:span text:style-name="Source_20_Text"><text:span text:style-name="T33">fant</text:span></text:span><text:span text:style-name="Source_20_Text"><text:span text:style-name="T24">ee <text:line-break/>du monde <text:s text:c="5"/></text:span></text:span><text:span text:style-name="Source_20_Text"><text:span text:style-name="T25">elle en</text:span></text:span></text:p>
            </table:table-cell>
            <table:table-cell table:style-name="Table3.A1" office:value-type="string">
              <text:p text:style-name="P39"><text:span text:style-name="Source_20_Text"><text:span text:style-name="T33">se</text:span></text:span><text:span text:style-name="Source_20_Text"><text:span text:style-name="T24">ra la fin <text:s/><text:line-break/> <text:s text:c="15"/></text:span></text:span><text:span text:style-name="Source_20_Text"><text:span text:style-name="T46">J</text:span></text:span><text:span text:style-name="Source_20_Text"><text:span text:style-name="T45">e veux </text:span></text:span><text:span text:style-name="Source_20_Text"><text:span text:style-name="T47">te</text:span></text:span><text:span text:style-name="Source_20_Text"><text:span text:style-name="T24"> <text:s text:c="2"/></text:span></text:span></text:p>
            </table:table-cell>
          </table:table-row>
        </table:table-header-rows>
      </table:table>
      <text:p text:style-name="Preformatted_20_Text"><text:span text:style-name="Source_20_Text"><text:span text:style-name="T23"><text:line-break/></text:span></text:span></text:p>
      <text:p text:style-name="P16"><text:span text:style-name="T6">|</text:span><text:span text:style-name="T18">D</text:span><text:span text:style-name="T6">--------2-------|</text:span><text:span text:style-name="T18">F</text:span><text:span text:style-name="T6">----------------</text:span><text:span text:style-name="T7">|</text:span><text:span text:style-name="Source_20_Text"><text:span text:style-name="T18">A</text:span></text:span><text:span text:style-name="Source_20_Text"><text:span text:style-name="T7">----------------</text:span></text:span><text:span text:style-name="Source_20_Text"><text:span text:style-name="T8">|</text:span></text:span><text:span text:style-name="Source_20_Text"><text:span text:style-name="T7">-----------------|</text:span></text:span></text:p>
      <text:p text:style-name="P14">|-----<text:span text:style-name="T59">3</text:span>-----<text:span text:style-name="T59">3</text:span>---<text:span text:style-name="T59">3</text:span>-|---------<text:span text:style-name="T59">1</text:span>-------<text:span text:style-name="T57">|</text:span><text:span text:style-name="Source_20_Text"><text:span text:style-name="T20">---------2-------</text:span></text:span><text:span text:style-name="Source_20_Text"><text:span text:style-name="T19">|--------</text:span></text:span><text:span text:style-name="Source_20_Text"><text:span text:style-name="T21">3p2-</text:span></text:span><text:span text:style-name="Source_20_Text"><text:span text:style-name="T19">-----</text:span></text:span><text:span text:style-name="Source_20_Text"><text:span text:style-name="T20">|</text:span></text:span></text:p>
      <text:p text:style-name="P14">|---2---2-----2---|-----<text:span text:style-name="T59">2</text:span>-----<text:span text:style-name="T59">2</text:span>---<text:span text:style-name="T59">2</text:span>-<text:span text:style-name="T57">|</text:span><text:span text:style-name="Source_20_Text"><text:span text:style-name="T20">-----2-----2---2-</text:span></text:span><text:span text:style-name="Source_20_Text"><text:span text:style-name="T19">|-----2-----2---2-</text:span></text:span><text:span text:style-name="Source_20_Text"><text:span text:style-name="T20">|</text:span></text:span></text:p>
      <text:p text:style-name="P14">|-0---------------|---<text:span text:style-name="T59">3</text:span>---<text:span text:style-name="T59">3</text:span>-----<text:span text:style-name="T59">3</text:span>---<text:span text:style-name="T57">|</text:span><text:span text:style-name="Source_20_Text"><text:span text:style-name="T20">---2---2-----2---</text:span></text:span><text:span text:style-name="Source_20_Text"><text:span text:style-name="T19">|---3---3-----3---</text:span></text:span><text:span text:style-name="Source_20_Text"><text:span text:style-name="T20">|</text:span></text:span></text:p>
      <text:p text:style-name="P24"><text:span text:style-name="T6">|-----------------|-</text:span><text:span text:style-name="T10">3</text:span><text:span text:style-name="T6">---------------</text:span><text:span text:style-name="T7">|</text:span><text:span text:style-name="Source_20_Text"><text:span text:style-name="T8">-</text:span></text:span><text:span text:style-name="Source_20_Text"><text:span text:style-name="T12">0</text:span></text:span><text:span text:style-name="Source_20_Text"><text:span text:style-name="T7">---------------</text:span></text:span><text:span text:style-name="Source_20_Text"><text:span text:style-name="T8">|-0---------------</text:span></text:span><text:span text:style-name="Source_20_Text"><text:span text:style-name="T7">|<text:line-break/></text:span></text:span><text:span text:style-name="Source_20_Text"><text:span text:style-name="T8">|-</text:span></text:span><text:span text:style-name="Source_20_Text"><text:span text:style-name="T7">----------------</text:span></text:span><text:span text:style-name="Source_20_Text"><text:span text:style-name="T8">|</text:span></text:span><text:span text:style-name="Source_20_Text"><text:span text:style-name="T7">-----------------|</text:span></text:span><text:span text:style-name="Source_20_Text"><text:span text:style-name="T8">-</text:span></text:span><text:span text:style-name="Source_20_Text"><text:span text:style-name="T7">----------------</text:span></text:span><text:span text:style-name="Source_20_Text"><text:span text:style-name="T8">|</text:span></text:span><text:span text:style-name="Source_20_Text"><text:span text:style-name="T7">-----------------|</text:span></text:span></text:p>
      <text:p text:style-name="P16"><text:span text:style-name="Source_20_Text"><text:span text:style-name="T7"/>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>
            <table:table-cell table:style-name="Table4.A1" office:value-type="string">
              <text:p text:style-name="P37"><text:span text:style-name="Source_20_Text"><text:span text:style-name="T55"><text:s/></text:span></text:span><text:span text:style-name="Source_20_Text"><text:span text:style-name="T54">par</text:span></text:span><text:span text:style-name="Source_20_Text"><text:span text:style-name="T56">ler <text:s text:c="16"/></text:span></text:span><text:span text:style-name="Source_20_Text"><text:span text:style-name="T52">de <text:s/></text:span></text:span></text:p>
            </table:table-cell>
            <table:table-cell table:style-name="Table4.A1" office:value-type="string">
              <text:p text:style-name="P9"><text:span text:style-name="Source_20_Text"><text:span text:style-name="T49">moi</text:span></text:span><text:span text:style-name="Source_20_Text"><text:span text:style-name="T48"> <text:s text:c="13"/></text:span></text:span><text:span text:style-name="Source_20_Text"><text:span text:style-name="T22"><text:s text:c="6"/></text:span></text:span><text:span text:style-name="Source_20_Text"><text:span text:style-name="T51">de</text:span></text:span></text:p>
            </table:table-cell>
            <table:table-cell table:style-name="Table4.A1" office:value-type="string">
              <text:p text:style-name="P9"><text:span text:style-name="Source_20_Text"><text:span text:style-name="T53"><text:s/></text:span></text:span><text:span text:style-name="Source_20_Text"><text:span text:style-name="T50">toi</text:span></text:span></text:p>
            </table:table-cell>
            <table:table-cell table:style-name="Table4.A1" office:value-type="string">
              <text:p text:style-name="Table_20_Contents"/>
            </table:table-cell>
          </table:table-row>
        </table:table-header-rows>
      </table:table>
      <text:p text:style-name="P11"><text:span text:style-name="T6"><text:line-break/></text:span><text:span text:style-name="Source_20_Text"><text:span text:style-name="T38">Je </text:span></text:span><text:span text:style-name="Source_20_Text"><text:span text:style-name="T33">vois</text:span></text:span><text:span text:style-name="Source_20_Text"><text:span text:style-name="T38"> </text:span></text:span><text:span text:style-name="Source_20_Text"><text:span text:style-name="T39">à</text:span></text:span><text:span text:style-name="Source_20_Text"><text:span text:style-name="T38"> l'interieur des </text:span></text:span><text:span text:style-name="Source_20_Text"><text:span text:style-name="T33">ima</text:span></text:span><text:span text:style-name="Source_20_Text"><text:span text:style-name="T38">ges des couleurs</text:span></text:span></text:p>
      <text:p text:style-name="P10"><text:span text:style-name="Source_20_Text"><text:span text:style-name="T38">Qui </text:span></text:span><text:span text:style-name="Source_20_Text"><text:span text:style-name="T33">ne</text:span></text:span><text:span text:style-name="Source_20_Text"><text:span text:style-name="T38"> sont pas </text:span></text:span><text:span text:style-name="Source_20_Text"><text:span text:style-name="T40">à </text:span></text:span><text:span text:style-name="Source_20_Text"><text:span text:style-name="T38">moi qui par</text:span></text:span><text:span text:style-name="Source_20_Text"><text:span text:style-name="T33">fois</text:span></text:span><text:span text:style-name="Source_20_Text"><text:span text:style-name="T38"> me font peur</text:span></text:span></text:p>
      <text:p text:style-name="P10"><text:span text:style-name="Source_20_Text"><text:span text:style-name="T38">Sen</text:span></text:span><text:span text:style-name="Source_20_Text"><text:span text:style-name="T33">sati</text:span></text:span><text:span text:style-name="Source_20_Text"><text:span text:style-name="T38">on</text:span></text:span><text:span text:style-name="Source_20_Text"><text:span text:style-name="T41">s</text:span></text:span><text:span text:style-name="Source_20_Text"><text:span text:style-name="T38">....qui </text:span></text:span><text:span text:style-name="Source_20_Text"><text:span text:style-name="T33">peu</text:span></text:span><text:span text:style-name="Source_20_Text"><text:span text:style-name="T34">v</text:span></text:span><text:span text:style-name="Source_20_Text"><text:span text:style-name="T41">ent</text:span></text:span><text:span text:style-name="Source_20_Text"><text:span text:style-name="T38"> me rendre fou</text:span></text:span></text:p>
      <text:h text:style-name="P8" text:outline-level="3"><text:soft-page-break/><text:span text:style-name="Source_20_Text"><text:span text:style-name="T3">Pont </text:span></text:span></text:h>
      <text:p text:style-name="P17"><text:span text:style-name="Source_20_Text"><text:span text:style-name="T8">|</text:span></text:span><text:span text:style-name="Source_20_Text"><text:span text:style-name="T18">E</text:span></text:span><text:span text:style-name="Source_20_Text"><text:span text:style-name="T6">----------------</text:span></text:span><text:span text:style-name="Source_20_Text"><text:span text:style-name="T8">|</text:span></text:span><text:span text:style-name="Source_20_Text"><text:span text:style-name="T18">-</text:span></text:span><text:span text:style-name="Source_20_Text"><text:span text:style-name="T6">----------------|</text:span></text:span><text:span text:style-name="Source_20_Text"><text:span text:style-name="T18">D</text:span></text:span><text:span text:style-name="Source_20_Text"><text:span text:style-name="T6">--------2-------</text:span></text:span><text:span text:style-name="Source_20_Text"><text:span text:style-name="T8">|</text:span></text:span><text:span text:style-name="Source_20_Text"><text:span text:style-name="T18">F</text:span></text:span><text:span text:style-name="Source_20_Text"><text:span text:style-name="T6">----------------|</text:span></text:span></text:p>
      <text:p text:style-name="P17"><text:span text:style-name="Source_20_Text"><text:span text:style-name="T8">|-</text:span></text:span><text:span text:style-name="Source_20_Text"><text:span text:style-name="T6">--------</text:span></text:span><text:span text:style-name="Source_20_Text"><text:span text:style-name="T13">0</text:span></text:span><text:span text:style-name="Source_20_Text"><text:span text:style-name="T6">-------</text:span></text:span><text:span text:style-name="Source_20_Text"><text:span text:style-name="T8">|---------</text:span></text:span><text:span text:style-name="Source_20_Text"><text:span text:style-name="T13">0</text:span></text:span><text:span text:style-name="Source_20_Text"><text:span text:style-name="T8">-------</text:span></text:span><text:span text:style-name="Source_20_Text"><text:span text:style-name="T6">|-----</text:span></text:span><text:span text:style-name="Source_20_Text"><text:span text:style-name="T10">3</text:span></text:span><text:span text:style-name="Source_20_Text"><text:span text:style-name="T6">-----</text:span></text:span><text:span text:style-name="Source_20_Text"><text:span text:style-name="T10">3</text:span></text:span><text:span text:style-name="Source_20_Text"><text:span text:style-name="T6">---</text:span></text:span><text:span text:style-name="Source_20_Text"><text:span text:style-name="T10">3</text:span></text:span><text:span text:style-name="Source_20_Text"><text:span text:style-name="T6">-</text:span></text:span><text:span text:style-name="Source_20_Text"><text:span text:style-name="T8">|---------</text:span></text:span><text:span text:style-name="Source_20_Text"><text:span text:style-name="T10">1</text:span></text:span><text:span text:style-name="Source_20_Text"><text:span text:style-name="T8">-------</text:span></text:span><text:span text:style-name="Source_20_Text"><text:span text:style-name="T6">|</text:span></text:span></text:p>
      <text:p text:style-name="P17"><text:span text:style-name="Source_20_Text"><text:span text:style-name="T8">|-</text:span></text:span><text:span text:style-name="Source_20_Text"><text:span text:style-name="T6">----</text:span></text:span><text:span text:style-name="Source_20_Text"><text:span text:style-name="T13">1</text:span></text:span><text:span text:style-name="Source_20_Text"><text:span text:style-name="T6">-----</text:span></text:span><text:span text:style-name="Source_20_Text"><text:span text:style-name="T13">1</text:span></text:span><text:span text:style-name="Source_20_Text"><text:span text:style-name="T6">---</text:span></text:span><text:span text:style-name="Source_20_Text"><text:span text:style-name="T13">1</text:span></text:span><text:span text:style-name="Source_20_Text"><text:span text:style-name="T6">-</text:span></text:span><text:span text:style-name="Source_20_Text"><text:span text:style-name="T8">|-----</text:span></text:span><text:span text:style-name="Source_20_Text"><text:span text:style-name="T13">1</text:span></text:span><text:span text:style-name="Source_20_Text"><text:span text:style-name="T8">-----</text:span></text:span><text:span text:style-name="Source_20_Text"><text:span text:style-name="T13">1</text:span></text:span><text:span text:style-name="Source_20_Text"><text:span text:style-name="T8">---</text:span></text:span><text:span text:style-name="Source_20_Text"><text:span text:style-name="T13">1</text:span></text:span><text:span text:style-name="Source_20_Text"><text:span text:style-name="T8">-</text:span></text:span><text:span text:style-name="Source_20_Text"><text:span text:style-name="T6">|---2---2-----2---</text:span></text:span><text:span text:style-name="Source_20_Text"><text:span text:style-name="T8">|-----</text:span></text:span><text:span text:style-name="Source_20_Text"><text:span text:style-name="T10">2</text:span></text:span><text:span text:style-name="Source_20_Text"><text:span text:style-name="T8">-----</text:span></text:span><text:span text:style-name="Source_20_Text"><text:span text:style-name="T10">2</text:span></text:span><text:span text:style-name="Source_20_Text"><text:span text:style-name="T8">---</text:span></text:span><text:span text:style-name="Source_20_Text"><text:span text:style-name="T10">2</text:span></text:span><text:span text:style-name="Source_20_Text"><text:span text:style-name="T8">-</text:span></text:span><text:span text:style-name="Source_20_Text"><text:span text:style-name="T6">|</text:span></text:span></text:p>
      <text:p text:style-name="P17"><text:span text:style-name="Source_20_Text"><text:span text:style-name="T8">|-</text:span></text:span><text:span text:style-name="Source_20_Text"><text:span text:style-name="T6">--</text:span></text:span><text:span text:style-name="Source_20_Text"><text:span text:style-name="T13">2</text:span></text:span><text:span text:style-name="Source_20_Text"><text:span text:style-name="T6">---</text:span></text:span><text:span text:style-name="Source_20_Text"><text:span text:style-name="T13">2</text:span></text:span><text:span text:style-name="Source_20_Text"><text:span text:style-name="T6">-----</text:span></text:span><text:span text:style-name="Source_20_Text"><text:span text:style-name="T13">2</text:span></text:span><text:span text:style-name="Source_20_Text"><text:span text:style-name="T6">---</text:span></text:span><text:span text:style-name="Source_20_Text"><text:span text:style-name="T8">|---</text:span></text:span><text:span text:style-name="Source_20_Text"><text:span text:style-name="T13">2</text:span></text:span><text:span text:style-name="Source_20_Text"><text:span text:style-name="T8">---</text:span></text:span><text:span text:style-name="Source_20_Text"><text:span text:style-name="T13">2</text:span></text:span><text:span text:style-name="Source_20_Text"><text:span text:style-name="T8">-----</text:span></text:span><text:span text:style-name="Source_20_Text"><text:span text:style-name="T13">2</text:span></text:span><text:span text:style-name="Source_20_Text"><text:span text:style-name="T8">---</text:span></text:span><text:span text:style-name="Source_20_Text"><text:span text:style-name="T6">|</text:span></text:span><text:span text:style-name="Source_20_Text"><text:span text:style-name="T8">-</text:span></text:span><text:span text:style-name="Source_20_Text"><text:span text:style-name="T14">0</text:span></text:span><text:span text:style-name="Source_20_Text"><text:span text:style-name="T6">---------------</text:span></text:span><text:span text:style-name="Source_20_Text"><text:span text:style-name="T8">|---</text:span></text:span><text:span text:style-name="Source_20_Text"><text:span text:style-name="T10">3</text:span></text:span><text:span text:style-name="Source_20_Text"><text:span text:style-name="T8">---</text:span></text:span><text:span text:style-name="Source_20_Text"><text:span text:style-name="T10">3</text:span></text:span><text:span text:style-name="Source_20_Text"><text:span text:style-name="T8">-----</text:span></text:span><text:span text:style-name="Source_20_Text"><text:span text:style-name="T10">3</text:span></text:span><text:span text:style-name="Source_20_Text"><text:span text:style-name="T8">---</text:span></text:span><text:span text:style-name="Source_20_Text"><text:span text:style-name="T6">|</text:span></text:span></text:p>
      <text:p text:style-name="P19"><text:span text:style-name="Source_20_Text"><text:span text:style-name="T8">|-</text:span></text:span><text:span text:style-name="Source_20_Text"><text:span text:style-name="T13">2</text:span></text:span><text:span text:style-name="Source_20_Text"><text:span text:style-name="T6">---------------</text:span></text:span><text:span text:style-name="Source_20_Text"><text:span text:style-name="T8">|-</text:span></text:span><text:span text:style-name="Source_20_Text"><text:span text:style-name="T13">2</text:span></text:span><text:span text:style-name="Source_20_Text"><text:span text:style-name="T8">---------------</text:span></text:span><text:span text:style-name="Source_20_Text"><text:span text:style-name="T6">|</text:span></text:span><text:span text:style-name="Source_20_Text"><text:span text:style-name="T8">-</text:span></text:span><text:span text:style-name="Source_20_Text"><text:span text:style-name="T6">----------------</text:span></text:span><text:span text:style-name="Source_20_Text"><text:span text:style-name="T8">|</text:span></text:span><text:span text:style-name="Source_20_Text"><text:span text:style-name="T6">-</text:span></text:span><text:span text:style-name="Source_20_Text"><text:span text:style-name="T14">3</text:span></text:span><text:span text:style-name="Source_20_Text"><text:span text:style-name="T6">---------------|<text:line-break/></text:span></text:span><text:span text:style-name="Source_20_Text"><text:span text:style-name="T8">|-</text:span></text:span><text:span text:style-name="Source_20_Text"><text:span text:style-name="T6">----------------</text:span></text:span><text:span text:style-name="Source_20_Text"><text:span text:style-name="T8">|</text:span></text:span><text:span text:style-name="Source_20_Text"><text:span text:style-name="T6">-----------------|-----------------</text:span></text:span><text:span text:style-name="Source_20_Text"><text:span text:style-name="T8">|</text:span></text:span><text:span text:style-name="Source_20_Text"><text:span text:style-name="T6">-----------------|</text:span></text:span></text:p>
      <text:p text:style-name="P1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17"><text:span text:style-name="Source_20_Text"><text:span text:style-name="T24">Nos </text:span></text:span><text:span text:style-name="Source_20_Text"><text:span text:style-name="T33">sens</text:span></text:span><text:span text:style-name="Source_20_Text"><text:span text:style-name="T24"> sont<text:line-break/> <text:s text:c="17"/></text:span></text:span><text:span text:style-name="Source_20_Text"><text:span text:style-name="T26">nos fils</text:span></text:span></text:p>
            </table:table-cell>
            <table:table-cell table:style-name="Table1.A1" office:value-type="string">
              <text:p text:style-name="P17"><text:span text:style-name="Source_20_Text"><text:span text:style-name="T24">nos </text:span></text:span><text:span text:style-name="Source_20_Text"><text:span text:style-name="T33">pau</text:span></text:span><text:span text:style-name="Source_20_Text"><text:span text:style-name="T24">vres<text:line-break/> <text:s text:c="6"/>marionnettes</text:span></text:span></text:p>
              <text:p text:style-name="P17"><text:span text:style-name="Source_20_Text"><text:span text:style-name="T24"/></text:span></text:p>
            </table:table-cell>
            <table:table-cell table:style-name="Table1.A1" office:value-type="string">
              <text:p text:style-name="P17"><text:span text:style-name="Source_20_Text"><text:span text:style-name="T24">Nos </text:span></text:span><text:span text:style-name="Source_20_Text"><text:span text:style-name="T33">sens</text:span></text:span><text:span text:style-name="Source_20_Text"><text:span text:style-name="T24"> sont <text:s text:c="5"/></text:span></text:span><text:span text:style-name="Source_20_Text"><text:span text:style-name="T30">qui</text:span></text:span><text:span text:style-name="Source_20_Text"><text:span text:style-name="T24"><text:line-break/></text:span></text:span><text:span text:style-name="Source_20_Text"><text:span text:style-name="T26">les chemins <text:s text:c="3"/></text:span></text:span><text:span text:style-name="Source_20_Text"><text:span text:style-name="T42">men</text:span></text:span><text:span text:style-name="Source_20_Text"><text:span text:style-name="T26">ent <text:s/><text:line-break/> <text:s text:c="26"/>droit</text:span></text:span></text:p>
            </table:table-cell>
            <table:table-cell table:style-name="Table1.A1" office:value-type="string">
              <text:p text:style-name="P17"><text:span text:style-name="Source_20_Text"><text:span text:style-name="T26">à </text:span></text:span><text:span text:style-name="Source_20_Text"><text:span text:style-name="T35">nos </text:span></text:span><text:span text:style-name="Source_20_Text"><text:span text:style-name="T26">têtes</text:span></text:span></text:p>
            </table:table-cell>
          </table:table-row>
        </table:table-header-rows>
      </table:table>
      <text:p text:style-name="P32"/>
      <text:p text:style-name="P7"><text:span text:style-name="Source_20_Text"><text:span text:style-name="T3">Refrain </text:span></text:span></text:p>
      <text:p text:style-name="P19"><text:span text:style-name="Source_20_Text"><text:span text:style-name="T8">|</text:span></text:span><text:span text:style-name="Source_20_Text"><text:span text:style-name="T18">A</text:span></text:span><text:span text:style-name="Source_20_Text"><text:span text:style-name="T6">----------------</text:span></text:span><text:span text:style-name="Source_20_Text"><text:span text:style-name="T8">|</text:span></text:span><text:span text:style-name="Source_20_Text"><text:span text:style-name="T18">F</text:span></text:span><text:span text:style-name="Source_20_Text"><text:span text:style-name="T6">----------------|</text:span></text:span></text:p>
      <text:p text:style-name="P19"><text:span text:style-name="Source_20_Text"><text:span text:style-name="T8">|</text:span></text:span><text:span text:style-name="Source_20_Text"><text:span text:style-name="T6">---------2-------</text:span></text:span><text:span text:style-name="Source_20_Text"><text:span text:style-name="T8">|---------</text:span></text:span><text:span text:style-name="Source_20_Text"><text:span text:style-name="T10">1</text:span></text:span><text:span text:style-name="Source_20_Text"><text:span text:style-name="T8">-------|</text:span></text:span></text:p>
      <text:p text:style-name="P19"><text:span text:style-name="Source_20_Text"><text:span text:style-name="T8">|</text:span></text:span><text:span text:style-name="Source_20_Text"><text:span text:style-name="T6">-----2-----2---2-</text:span></text:span><text:span text:style-name="Source_20_Text"><text:span text:style-name="T8">|-----</text:span></text:span><text:span text:style-name="Source_20_Text"><text:span text:style-name="T10">2</text:span></text:span><text:span text:style-name="Source_20_Text"><text:span text:style-name="T8">-----</text:span></text:span><text:span text:style-name="Source_20_Text"><text:span text:style-name="T10">2</text:span></text:span><text:span text:style-name="Source_20_Text"><text:span text:style-name="T8">---</text:span></text:span><text:span text:style-name="Source_20_Text"><text:span text:style-name="T10">2</text:span></text:span><text:span text:style-name="Source_20_Text"><text:span text:style-name="T8">-|</text:span></text:span></text:p>
      <text:p text:style-name="P19"><text:span text:style-name="Source_20_Text"><text:span text:style-name="T8">|</text:span></text:span><text:span text:style-name="Source_20_Text"><text:span text:style-name="T6">---2---2-----2---</text:span></text:span><text:span text:style-name="Source_20_Text"><text:span text:style-name="T8">|---</text:span></text:span><text:span text:style-name="Source_20_Text"><text:span text:style-name="T10">3</text:span></text:span><text:span text:style-name="Source_20_Text"><text:span text:style-name="T8">---</text:span></text:span><text:span text:style-name="Source_20_Text"><text:span text:style-name="T10">3</text:span></text:span><text:span text:style-name="Source_20_Text"><text:span text:style-name="T8">-----</text:span></text:span><text:span text:style-name="Source_20_Text"><text:span text:style-name="T10">3</text:span></text:span><text:span text:style-name="Source_20_Text"><text:span text:style-name="T8">---|</text:span></text:span></text:p>
      <text:p text:style-name="P20"><text:span text:style-name="Source_20_Text"><text:span text:style-name="T8">|</text:span></text:span><text:span text:style-name="Source_20_Text"><text:span text:style-name="T6">-0---------------</text:span></text:span><text:span text:style-name="Source_20_Text"><text:span text:style-name="T8">|-</text:span></text:span><text:span text:style-name="Source_20_Text"><text:span text:style-name="T15">3</text:span></text:span><text:span text:style-name="Source_20_Text"><text:span text:style-name="T8">---------------|<text:line-break/>|-----------------|-----------------| </text:span></text:span><text:span text:style-name="Source_20_Text"><text:span text:style-name="T15">x3</text:span></text:span></text:p>
      <text:p text:style-name="P19"><text:span text:style-name="Source_20_Text"><text:span text:style-name="T8"/></text:span></text:p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header-rows>
          <table:table-row>
            <table:table-cell table:style-name="Table2.A1" office:value-type="string">
              <text:p text:style-name="P19"><text:span text:style-name="Source_20_Text"><text:span text:style-name="T27">La </text:span></text:span><text:span text:style-name="Source_20_Text"><text:span text:style-name="T36">bom</text:span></text:span><text:span text:style-name="Source_20_Text"><text:span text:style-name="T27">be humaine</text:span></text:span></text:p>
              <text:p text:style-name="P19"><text:span text:style-name="Source_20_Text"><text:span text:style-name="T27"><text:s text:c="15"/>tu la tiens</text:span></text:span></text:p>
            </table:table-cell>
            <table:table-cell table:style-name="Table2.A1" office:value-type="string">
              <text:p text:style-name="P29"><text:span text:style-name="Source_20_Text"><text:span text:style-name="T24"><text:s/>d</text:span></text:span><text:span text:style-name="Source_20_Text"><text:span text:style-name="T27">ans </text:span></text:span><text:span text:style-name="Source_20_Text"><text:span text:style-name="T36">ta</text:span></text:span><text:span text:style-name="Source_20_Text"><text:span text:style-name="T27"> main...</text:span></text:span></text:p>
            </table:table-cell>
            <table:table-cell table:style-name="Table2.A1" office:value-type="string">
              <text:p text:style-name="Table_20_Contents"><text:span text:style-name="Source_20_Text"><text:span text:style-name="T27"/></text:span></text:p>
            </table:table-cell>
            <table:table-cell table:style-name="Table2.A1" office:value-type="string">
              <text:p text:style-name="Table_20_Contents"><text:span text:style-name="Source_20_Text"><text:span text:style-name="T27"/></text:span></text:p>
            </table:table-cell>
          </table:table-row>
        </table:table-header-rows>
        <table:table-row>
          <table:table-cell table:style-name="Table2.A1" office:value-type="string">
            <text:p text:style-name="P21"><text:span text:style-name="Source_20_Text"><text:span text:style-name="T27">Tu </text:span></text:span><text:span text:style-name="Source_20_Text"><text:span text:style-name="T36">gar</text:span></text:span><text:span text:style-name="Source_20_Text"><text:span text:style-name="T27">des <text:line-break/> <text:s text:c="10"/></text:span></text:span><text:span text:style-name="Source_20_Text"><text:span text:style-name="T24">l' détonateur</text:span></text:span></text:p>
          </table:table-cell>
          <table:table-cell table:style-name="Table2.A1" office:value-type="string">
            <text:p text:style-name="P29"><text:span text:style-name="Source_20_Text"><text:span text:style-name="T24"><text:s/>juste </text:span></text:span><text:span text:style-name="Source_20_Text"><text:span text:style-name="T33">à cot</text:span></text:span><text:span text:style-name="Source_20_Text"><text:span text:style-name="T24">é<text:line-break/> <text:s text:c="16"/>du coeur </text:span></text:span></text:p>
          </table:table-cell>
          <table:table-cell table:style-name="Table2.A1" office:value-type="string">
            <text:p text:style-name="Table_20_Contents"><text:span text:style-name="Source_20_Text"><text:span text:style-name="T27"/></text:span></text:p>
          </table:table-cell>
          <table:table-cell table:style-name="Table2.A1" office:value-type="string">
            <text:p text:style-name="Table_20_Contents"><text:span text:style-name="Source_20_Text"><text:span text:style-name="T27"/></text:span></text:p>
          </table:table-cell>
        </table:table-row>
        <table:table-row>
          <table:table-cell table:style-name="Table2.A1" office:value-type="string">
            <text:p text:style-name="P22"><text:span text:style-name="Source_20_Text"><text:span text:style-name="T27">La </text:span></text:span><text:span text:style-name="Source_20_Text"><text:span text:style-name="T36">bom</text:span></text:span><text:span text:style-name="Source_20_Text"><text:span text:style-name="T27">be humaine</text:span></text:span></text:p>
            <text:p text:style-name="P22"><text:span text:style-name="Source_20_Text"><text:span text:style-name="T27"><text:s text:c="16"/></text:span></text:span><text:span text:style-name="Source_20_Text"><text:span text:style-name="T28">cette fois </text:span></text:span></text:p>
          </table:table-cell>
          <table:table-cell table:style-name="Table2.A1" office:value-type="string">
            <text:p text:style-name="P21"><text:span text:style-name="Source_20_Text"><text:span text:style-name="T24"><text:s/></text:span></text:span><text:span text:style-name="Source_20_Text"><text:span text:style-name="T31">elle </text:span></text:span><text:span text:style-name="Source_20_Text"><text:span text:style-name="T33">t'a</text:span></text:span><text:span text:style-name="Source_20_Text"><text:span text:style-name="T38">pp</text:span></text:span><text:span text:style-name="Source_20_Text"><text:span text:style-name="T24">artient</text:span></text:span></text:p>
          </table:table-cell>
          <table:table-cell table:style-name="Table2.A1" office:value-type="string">
            <text:p text:style-name="Table_20_Contents"><text:span text:style-name="Source_20_Text"><text:span text:style-name="T27"/></text:span></text:p>
          </table:table-cell>
          <table:table-cell table:style-name="Table2.A1" office:value-type="string">
            <text:p text:style-name="Table_20_Contents"><text:span text:style-name="Source_20_Text"><text:span text:style-name="T27"/></text:span></text:p>
          </table:table-cell>
        </table:table-row>
      </table:table>
      <text:p text:style-name="P19"><text:span text:style-name="Source_20_Text"><text:span text:style-name="T23"><text:line-break/></text:span></text:span><text:span text:style-name="Source_20_Text"><text:span text:style-name="T8">|</text:span></text:span><text:span text:style-name="Source_20_Text"><text:span text:style-name="T18">D</text:span></text:span><text:span text:style-name="Source_20_Text"><text:span text:style-name="T8">--------2-------|</text:span></text:span><text:span text:style-name="Source_20_Text"><text:span text:style-name="T18">F</text:span></text:span><text:span text:style-name="Source_20_Text"><text:span text:style-name="T6">----------------| </text:span></text:span><text:span text:style-name="Source_20_Text"><text:span text:style-name="T16">|</text:span></text:span><text:span text:style-name="Source_20_Text"><text:span text:style-name="T18">A</text:span></text:span><text:span text:style-name="Source_20_Text"><text:span text:style-name="T6">----------------|-----------------</text:span></text:span><text:span text:style-name="Source_20_Text"><text:span text:style-name="T7">|</text:span></text:span></text:p>
      <text:p text:style-name="P25"><text:span text:style-name="Source_20_Text"><text:span text:style-name="T8">|-----</text:span></text:span><text:span text:style-name="Source_20_Text"><text:span text:style-name="T10">3</text:span></text:span><text:span text:style-name="Source_20_Text"><text:span text:style-name="T8">-----</text:span></text:span><text:span text:style-name="Source_20_Text"><text:span text:style-name="T10">3</text:span></text:span><text:span text:style-name="Source_20_Text"><text:span text:style-name="T8">---</text:span></text:span><text:span text:style-name="Source_20_Text"><text:span text:style-name="T10">3</text:span></text:span><text:span text:style-name="Source_20_Text"><text:span text:style-name="T8">-|---------</text:span></text:span><text:span text:style-name="Source_20_Text"><text:span text:style-name="T10">1</text:span></text:span><text:span text:style-name="Source_20_Text"><text:span text:style-name="T8">-------| </text:span></text:span><text:span text:style-name="Source_20_Text"><text:span text:style-name="T16">|</text:span></text:span><text:span text:style-name="Source_20_Text"><text:span text:style-name="T8">---------2-------|---------</text:span></text:span><text:span text:style-name="Source_20_Text"><text:span text:style-name="T11">3</text:span></text:span><text:span text:style-name="Source_20_Text"><text:span text:style-name="T8">-------</text:span></text:span><text:span text:style-name="Source_20_Text"><text:span text:style-name="T7">|</text:span></text:span></text:p>
      <text:p text:style-name="P25"><text:span text:style-name="Source_20_Text"><text:span text:style-name="T8">|---2---2-----2---|-----</text:span></text:span><text:span text:style-name="Source_20_Text"><text:span text:style-name="T10">2</text:span></text:span><text:span text:style-name="Source_20_Text"><text:span text:style-name="T8">-----</text:span></text:span><text:span text:style-name="Source_20_Text"><text:span text:style-name="T10">2</text:span></text:span><text:span text:style-name="Source_20_Text"><text:span text:style-name="T8">---</text:span></text:span><text:span text:style-name="Source_20_Text"><text:span text:style-name="T10">2</text:span></text:span><text:span text:style-name="Source_20_Text"><text:span text:style-name="T8">-| </text:span></text:span><text:span text:style-name="Source_20_Text"><text:span text:style-name="T16">|</text:span></text:span><text:span text:style-name="Source_20_Text"><text:span text:style-name="T8">-----2-----2---</text:span></text:span><text:span text:style-name="Source_20_Text"><text:span text:style-name="T7">2</text:span></text:span><text:span text:style-name="Source_20_Text"><text:span text:style-name="T8">-|-----</text:span></text:span><text:span text:style-name="Source_20_Text"><text:span text:style-name="T11">2</text:span></text:span><text:span text:style-name="Source_20_Text"><text:span text:style-name="T8">-----</text:span></text:span><text:span text:style-name="Source_20_Text"><text:span text:style-name="T11">2</text:span></text:span><text:span text:style-name="Source_20_Text"><text:span text:style-name="T8">---</text:span></text:span><text:span text:style-name="Source_20_Text"><text:span text:style-name="T11">2</text:span></text:span><text:span text:style-name="Source_20_Text"><text:span text:style-name="T8">-</text:span></text:span><text:span text:style-name="Source_20_Text"><text:span text:style-name="T7">|</text:span></text:span></text:p>
      <text:p text:style-name="P25"><text:span text:style-name="Source_20_Text"><text:span text:style-name="T8">|-0---------------|---</text:span></text:span><text:span text:style-name="Source_20_Text"><text:span text:style-name="T10">3</text:span></text:span><text:span text:style-name="Source_20_Text"><text:span text:style-name="T8">---</text:span></text:span><text:span text:style-name="Source_20_Text"><text:span text:style-name="T10">3</text:span></text:span><text:span text:style-name="Source_20_Text"><text:span text:style-name="T8">-----</text:span></text:span><text:span text:style-name="Source_20_Text"><text:span text:style-name="T10">3</text:span></text:span><text:span text:style-name="Source_20_Text"><text:span text:style-name="T8">---| </text:span></text:span><text:span text:style-name="Source_20_Text"><text:span text:style-name="T16">|</text:span></text:span><text:span text:style-name="Source_20_Text"><text:span text:style-name="T8">---2---2-----2---|---</text:span></text:span><text:span text:style-name="Source_20_Text"><text:span text:style-name="T11">3</text:span></text:span><text:span text:style-name="Source_20_Text"><text:span text:style-name="T8">---</text:span></text:span><text:span text:style-name="Source_20_Text"><text:span text:style-name="T11">3</text:span></text:span><text:span text:style-name="Source_20_Text"><text:span text:style-name="T8">-----</text:span></text:span><text:span text:style-name="Source_20_Text"><text:span text:style-name="T11">3</text:span></text:span><text:span text:style-name="Source_20_Text"><text:span text:style-name="T8">---</text:span></text:span><text:span text:style-name="Source_20_Text"><text:span text:style-name="T7">|</text:span></text:span></text:p>
      <text:p text:style-name="P25"><text:span text:style-name="Source_20_Text"><text:span text:style-name="T8">|</text:span></text:span><text:span text:style-name="Source_20_Text"><text:span text:style-name="T6">-----------------</text:span></text:span><text:span text:style-name="Source_20_Text"><text:span text:style-name="T8">|-</text:span></text:span><text:span text:style-name="Source_20_Text"><text:span text:style-name="T15">3</text:span></text:span><text:span text:style-name="Source_20_Text"><text:span text:style-name="T8">---------------| </text:span></text:span><text:span text:style-name="Source_20_Text"><text:span text:style-name="T16">|</text:span></text:span><text:span text:style-name="Source_20_Text"><text:span text:style-name="T8">-0---------------|-</text:span></text:span><text:span text:style-name="Source_20_Text"><text:span text:style-name="T11">0</text:span></text:span><text:span text:style-name="Source_20_Text"><text:span text:style-name="T8">---------------</text:span></text:span><text:span text:style-name="Source_20_Text"><text:span text:style-name="T7">|</text:span></text:span><text:span text:style-name="Source_20_Text"><text:span text:style-name="T8"><text:line-break/>|-----------------|-----------------| </text:span></text:span><text:span text:style-name="Source_20_Text"><text:span text:style-name="T16">|</text:span></text:span><text:span text:style-name="Source_20_Text"><text:span text:style-name="T7">-----------------|-----------------|</text:span></text:span><text:span text:style-name="Source_20_Text"><text:span text:style-name="T17">x3</text:span></text:span><text:span text:style-name="Source_20_Text"><text:span text:style-name="T7"><text:line-break/> <text:s text:c="72"/></text:span></text:span></text:p>
      <table:table table:name="Table5" table:style-name="Table5">
        <table:table-column table:style-name="Table5.A"/>
        <table:table-column table:style-name="Table5.B" table:number-columns-repeated="2"/>
        <table:table-column table:style-name="Table5.D"/>
        <table:table-header-rows>
          <table:table-row>
            <table:table-cell table:style-name="Table5.A1" office:value-type="string">
              <text:p text:style-name="P26"><text:span text:style-name="Source_20_Text"><text:span text:style-name="T29">Si </text:span></text:span><text:span text:style-name="Source_20_Text"><text:span text:style-name="T37">tu </text:span></text:span><text:span text:style-name="Source_20_Text"><text:span text:style-name="T29">laisses quelqu'un prendre en main</text:span></text:span></text:p>
            </table:table-cell>
            <table:table-cell table:style-name="Table5.A1" office:value-type="string">
              <text:p text:style-name="P30"><text:span text:style-name="Source_20_Text"><text:span text:style-name="T24"><text:s/></text:span></text:span><text:span text:style-name="Source_20_Text"><text:span text:style-name="T29">Ton </text:span></text:span><text:span text:style-name="Source_20_Text"><text:span text:style-name="T37">de</text:span></text:span><text:span text:style-name="Source_20_Text"><text:span text:style-name="T29">stin c'est la</text:span></text:span></text:p>
            </table:table-cell>
            <table:table-cell table:style-name="Table5.A1" office:value-type="string">
              <text:p text:style-name="P31"><text:span text:style-name="Source_20_Text"><text:span text:style-name="T27"><text:s text:c="4"/>...</text:span></text:span><text:span text:style-name="Source_20_Text"><text:span text:style-name="T37">fin</text:span></text:span><text:span text:style-name="Source_20_Text"><text:span text:style-name="T29">...<text:line-break/> </text:span></text:span><text:span text:style-name="Source_20_Text"><text:span text:style-name="T27"><text:s text:c="3"/>...</text:span></text:span><text:span text:style-name="Source_20_Text"><text:span text:style-name="T37">fin</text:span></text:span><text:span text:style-name="Source_20_Text"><text:span text:style-name="T29">...<text:line-break/></text:span></text:span><text:span text:style-name="Source_20_Text"><text:span text:style-name="T27"> <text:s text:c="3"/>...</text:span></text:span><text:span text:style-name="Source_20_Text"><text:span text:style-name="T37">fin</text:span></text:span><text:span text:style-name="Source_20_Text"><text:span text:style-name="T29">...inhin</text:span></text:span></text:p>
            </table:table-cell>
            <table:table-cell table:style-name="Table5.A1" office:value-type="string">
              <text:p text:style-name="P40"><text:span text:style-name="Source_20_Text"><text:span text:style-name="T27"><text:s/>….. </text:span></text:span><text:span text:style-name="Source_20_Text"><text:span text:style-name="T31">la</text:span></text:span><text:span text:style-name="Source_20_Text"><text:span text:style-name="T27"> </text:span></text:span></text:p>
              <text:p text:style-name="P41"><text:span text:style-name="Source_20_Text"><text:span text:style-name="T27"><text:s/>….. </text:span></text:span><text:span text:style-name="Source_20_Text"><text:span text:style-name="T31">la</text:span></text:span></text:p>
            </table:table-cell>
          </table:table-row>
        </table:table-header-rows>
      </table:table>
      <text:h text:style-name="P35" text:outline-level="3">Paroles</text:h>
      <table:table table:name="Table7" table:style-name="Table7">
        <table:table-column table:style-name="Table7.A" table:number-columns-repeated="3"/>
        <table:table-row>
          <table:table-cell table:style-name="Table7.A1" office:value-type="string">
            <text:p text:style-name="P28"><text:span text:style-name="Source_20_Text"><text:span text:style-name="T27">Mon </text:span></text:span><text:span text:style-name="Source_20_Text"><text:span text:style-name="T36">pè</text:span></text:span><text:span text:style-name="Source_20_Text"><text:span text:style-name="T27">re ne dort plus</text:span></text:span></text:p>
            <text:p text:style-name="P28"><text:span text:style-name="Source_20_Text"><text:span text:style-name="T27">Sans prendre </text:span></text:span><text:span text:style-name="Source_20_Text"><text:span text:style-name="T36">ses</text:span></text:span><text:span text:style-name="Source_20_Text"><text:span text:style-name="T27"> calmants</text:span></text:span></text:p>
            <text:p text:style-name="P28"><text:span text:style-name="Source_20_Text"><text:span text:style-name="T27">Ma</text:span></text:span><text:span text:style-name="Source_20_Text"><text:span text:style-name="T36">man</text:span></text:span><text:span text:style-name="Source_20_Text"><text:span text:style-name="T27"> ne travaille plus</text:span></text:span></text:p>
            <text:p text:style-name="P28"><text:span text:style-name="Source_20_Text"><text:span text:style-name="T27">Sans ses </text:span></text:span><text:span text:style-name="Source_20_Text"><text:span text:style-name="T36">exc</text:span></text:span><text:span text:style-name="Source_20_Text"><text:span text:style-name="T27">itants</text:span></text:span></text:p>
            <text:p text:style-name="P28"><text:span text:style-name="Source_20_Text"><text:span text:style-name="T27">Quelqu'un </text:span></text:span><text:span text:style-name="Source_20_Text"><text:span text:style-name="T36">leur</text:span></text:span><text:span text:style-name="Source_20_Text"><text:span text:style-name="T27"> vend</text:span></text:span></text:p>
            <text:p text:style-name="P27"><text:span text:style-name="Source_20_Text"><text:span text:style-name="T27">De quoi </text:span></text:span><text:span text:style-name="Source_20_Text"><text:span text:style-name="T36">ten</text:span></text:span><text:span text:style-name="Source_20_Text"><text:span text:style-name="T27">ir le coup</text:span></text:span></text:p>
          </table:table-cell>
          <table:table-cell table:style-name="Table7.A1" office:value-type="string">
            <text:p text:style-name="P28"><text:span text:style-name="Source_20_Text"><text:span text:style-name="T27">Je </text:span></text:span><text:span text:style-name="Source_20_Text"><text:span text:style-name="T36">suis</text:span></text:span><text:span text:style-name="Source_20_Text"><text:span text:style-name="T27"> un électron</text:span></text:span></text:p>
            <text:p text:style-name="P28"><text:span text:style-name="Source_20_Text"><text:span text:style-name="T27">Bombar</text:span></text:span><text:span text:style-name="Source_20_Text"><text:span text:style-name="T36">dé</text:span></text:span><text:span text:style-name="Source_20_Text"><text:span text:style-name="T27"> de protons</text:span></text:span></text:p>
            <text:p text:style-name="P28"><text:span text:style-name="Source_20_Text"><text:span text:style-name="T27">Le </text:span></text:span><text:span text:style-name="Source_20_Text"><text:span text:style-name="T36">ryt</text:span></text:span><text:span text:style-name="Source_20_Text"><text:span text:style-name="T27">hme de la ville</text:span></text:span></text:p>
            <text:p text:style-name="P28"><text:span text:style-name="Source_20_Text"><text:span text:style-name="T27">C'est ça </text:span></text:span><text:span text:style-name="Source_20_Text"><text:span text:style-name="T36">mon</text:span></text:span><text:span text:style-name="Source_20_Text"><text:span text:style-name="T27"> vrai patron</text:span></text:span></text:p>
            <text:p text:style-name="P27"><text:span text:style-name="Source_20_Text"><text:span text:style-name="T27">Je </text:span></text:span><text:span text:style-name="Source_20_Text"><text:span text:style-name="T36">suis</text:span></text:span><text:span text:style-name="Source_20_Text"><text:span text:style-name="T27"> chargé </text:span></text:span><text:span text:style-name="Source_20_Text"><text:span text:style-name="T36">d'</text:span></text:span><text:span text:style-name="Source_20_Text"><text:span text:style-name="T27">électricité</text:span></text:span></text:p>
          </table:table-cell>
          <table:table-cell table:style-name="Table7.A1" office:value-type="string">
            <text:p text:style-name="P28"><text:span text:style-name="Source_20_Text"><text:span text:style-name="T27">Si </text:span></text:span><text:span text:style-name="Source_20_Text"><text:span text:style-name="T36">par</text:span></text:span><text:span text:style-name="Source_20_Text"><text:span text:style-name="T43"> </text:span></text:span><text:span text:style-name="Source_20_Text"><text:span text:style-name="T27">malheur au coeur</text:span></text:span></text:p>
            <text:p text:style-name="P28"><text:span text:style-name="Source_20_Text"><text:span text:style-name="T27">De </text:span></text:span><text:span text:style-name="Source_20_Text"><text:span text:style-name="T36">l'a</text:span></text:span><text:span text:style-name="Source_20_Text"><text:span text:style-name="T27">ccélérateur</text:span></text:span></text:p>
            <text:p text:style-name="P28"><text:span text:style-name="Source_20_Text"><text:span text:style-name="T27">J'</text:span></text:span><text:span text:style-name="Source_20_Text"><text:span text:style-name="T36">re</text:span></text:span><text:span text:style-name="Source_20_Text"><text:span text:style-name="T27">ncontre une particule</text:span></text:span></text:p>
            <text:p text:style-name="P12"><text:span text:style-name="Source_20_Text"><text:span text:style-name="T27">Qui m'mette de </text:span></text:span><text:span text:style-name="Source_20_Text"><text:span text:style-name="T36">sale</text:span></text:span><text:span text:style-name="Source_20_Text"><text:span text:style-name="T27"> humeur</text:span></text:span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'Liberation Mono', Menlo, Courier, monospace"/>
    <style:font-face style:name="Helvetica Neue" svg:font-family="'Helvetica Neue', Helvetica, 'Segoe UI', Arial, freesans, sans-serif, 'Apple Color Emoji', 'Segoe UI Emoji', 'Segoe UI Symbol'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639in" fo:margin-bottom="0.4862in" fo:margin-left="0.7874in" fo:margin-right="0.5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érald Reinhart</meta:initial-creator>
    <meta:creation-date>2016-04-12T08:43:02.286771103</meta:creation-date>
    <dc:date>2016-09-13T12:56:33.177058198</dc:date>
    <meta:editing-duration>P6DT10H34M36S</meta:editing-duration>
    <meta:editing-cycles>89</meta:editing-cycles>
    <meta:generator>LibreOffice/4.2.8.2$Linux_X86_64 LibreOffice_project/420m0$Build-2</meta:generator>
    <meta:document-statistic meta:table-count="6" meta:image-count="0" meta:object-count="0" meta:page-count="2" meta:paragraph-count="83" meta:word-count="496" meta:character-count="3886" meta:non-whitespace-character-count="3357"/>
  </office:meta>
</office:document-meta>
</file>